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mne-tools/mne-python/blob/362f9330925fb79a6adc19a42243672676dec63e/mne/inverse_sparse/mxne_inverse.py#L713" text:style-name="Internet_20_link" text:visited-style-name="Visited_20_Internet_20_Link">https://github.com/mne-tools/mne-python/blob/362f9330925fb79a6adc19a42243672676dec63e/mne/inverse_sparse/mxne_inverse.py#L713</text:a> </text:p>
      <text:p text:style-name="Standard"/>
      <text:p text:style-name="Standard"/>
      <text:p text:style-name="Standard"><text:bookmark text:name="OBJ_PREFIX_DWT193_com_zimbra_url"/><text:bookmark text:name="OBJ_PREFIX_DWT188_com_zimbra_url"/><text:a xlink:type="simple" xlink:href="https://mne.tools/stable/auto_examples/decoding/decoding_rsa_sgskip.html" office:target-frame-name="_blank" xlink:show="new" text:style-name="Internet_20_link" text:visited-style-name="Visited_20_Internet_20_Link">https://mne.tools/stable/auto_examples/decoding/decoding_rsa_sgskip.html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14:36:54.558182194</meta:creation-date>
    <dc:date>2025-03-27T14:53:02.852191027</dc:date>
    <meta:editing-duration>PT3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" meta:word-count="2" meta:character-count="198" meta:non-whitespace-character-count="197"/>
  </office:meta>
</office:document-meta>
</file>